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4.771cm"/>
        </style:tab-stops>
      </style:paragraph-properties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t review</text:span></text:p>
      <text:p text:style-name="Standard"><text:span text:style-name="T1">Studying the evolution of spiral galaxies, morphology and SED. Look at 2 differt ones in time (Find spirals of different ages) (Difficult for high redshifts, could compare a resolvable and a spiral candidate thats not resolved) <text:s/>(Pick this one) Why is it interesting?</text:span></text:p>
      <text:p text:style-name="Standard"><text:span text:style-name="T1">Describe the scientific topic (Galaxies-&gt;Type of galaxy /Morphology-&gt; SEDs)</text:span></text:p>
      <text:p text:style-name="Standard"><text:span text:style-name="T1">Galaxy z distance</text:span></text:p>
      <text:p text:style-name="Standard"><text:span text:style-name="T1">Comparison of SED between two types of galaxies.</text:span></text:p>
      <text:p text:style-name="Standard"><text:span text:style-name="T1">Build it backwards from Question</text:span></text:p>
      <text:p text:style-name="Standard"><text:span text:style-name="T1">And little bit of methods</text:span></text:p>
      <text:p text:style-name="Standard"><text:span text:style-name="T1">Measurables </text:span></text:p>
      <text:p text:style-name="Standard"><text:span text:style-name="T1">Background to the science we are doing.</text:span></text:p>
      <text:p text:style-name="P1"/>
      <text:p text:style-name="Standard"><text:span text:style-name="T1">Can get demographics of stars in galaxies from.</text:span></text:p>
      <text:p text:style-name="Standard"><text:span text:style-name="T1"><text:s/></text:span></text:p>
      <text:p text:style-name="Standard"><text:a xlink:type="simple" xlink:href="https://ned.ipac.caltech.edu/level5/March02/Kormendy/Kormendy2_2.html" text:style-name="Internet_20_link" text:visited-style-name="Visited_20_Internet_20_Link"><text:span text:style-name="Internet_20_link"><text:span text:style-name="T1">https://ned.ipac.caltech.edu/level5/March02/Kormendy/Kormendy2_2.html</text:span></text:span></text:a></text:p>
      <text:p text:style-name="P1"/>
      <text:p text:style-name="Standard">GALAXY EVOLUTION FROM MORPHOLOGIES AND SEDS</text:p>
      <text:p text:style-name="Standard"><text:a xlink:type="simple" xlink:href="https://iopscience.iop.org/article/10.1086/420885/pdf" text:style-name="Internet_20_link" text:visited-style-name="Visited_20_Internet_20_Link"><text:span text:style-name="Internet_20_link"><text:span text:style-name="T1">https://iopscience.iop.org/article/10.1086/420885/pdf</text:span></text:span></text:a></text:p>
      <text:p text:style-name="P1"/>
      <text:p text:style-name="P1"/>
      <text:p text:style-name="P1"/>
      <text:p text:style-name="Standard"><text:span text:style-name="T1">SEDS:</text:span></text:p>
      <text:p text:style-name="Standard"><text:a xlink:type="simple" xlink:href="https://academic.oup.com/mnras/article/410/3/2043/964380" text:style-name="Internet_20_link" text:visited-style-name="Visited_20_Internet_20_Link"><text:span text:style-name="Internet_20_link"><text:span text:style-name="T1">https://academic.oup.com/mnras/article/410/3/2043/964380</text:span></text:span></text:a></text:p>
      <text:p text:style-name="Standard"><text:span text:style-name="T1">(Why SED fitting)</text:span></text:p>
      <text:p text:style-name="P1"/>
      <text:p text:style-name="Standard"><text:a xlink:type="simple" xlink:href="https://ned.ipac.caltech.edu/level5/March10/Walcher/Walcher_contents.html" text:style-name="Internet_20_link" text:visited-style-name="Visited_20_Internet_20_Link"><text:span text:style-name="Internet_20_link"><text:span text:style-name="T1">https://ned.ipac.caltech.edu/level5/March10/Walcher/Walcher_contents.html</text:span></text:span></text:a><text:span text:style-name="Internet_20_link"><text:span text:style-name="T1"> </text:span></text:span>(SED General Stuff)</text:p>
      <text:p text:style-name="Standard">(“SED fitting can be used effectively to derive a range of physical properties of galaxies, such as redshift, stellar masses, star formation rates, dust masses, and metallicities, with care taken not to over-interpret the available data.”)</text:p>
      <text:p text:style-name="Standard"><text:soft-page-break/><text:a xlink:type="simple" xlink:href="https://iopscience.iop.org/article/10.3847/1538-4357/abbfa7/meta" text:style-name="Internet_20_link" text:visited-style-name="Visited_20_Internet_20_Link"><text:span text:style-name="Internet_20_link">https://iopscience.iop.org/article/10.3847/1538-4357/abbfa7/meta</text:span></text:a><text:line-break/>(Similarly, using nonparametric SFHs in SED fitting results in increased accuracy in recovered galaxy star formation rates and stellar ages.)</text:p>
      <text:p text:style-name="Standard"><text:a xlink:type="simple" xlink:href="https://academic.oup.com/mnras/article/498/4/5581/5904095" text:style-name="Internet_20_link" text:visited-style-name="Visited_20_Internet_20_Link"><text:span text:style-name="Internet_20_link"><text:span text:style-name="T1">https://academic.oup.com/mnras/article/498/4/5581/5904095</text:span></text:span></text:a></text:p>
      <text:p text:style-name="Standard"><text:span text:style-name="T1"><text:s/>(SED reconstruction of the cosmic star formation history and metallicity evolution by galaxy type)</text:span></text:p>
      <text:p text:style-name="P1"/>
      <text:p text:style-name="Standard"><text:a xlink:type="simple" xlink:href="http://astro.vaporia.com/start/galaxysed.html" text:style-name="Internet_20_link" text:visited-style-name="Visited_20_Internet_20_Link"><text:span text:style-name="Internet_20_link"><text:span text:style-name="T1">http://astro.vaporia.com/start/galaxysed.html</text:span></text:span></text:a></text:p>
      <text:p text:style-name="P1"/>
      <text:p text:style-name="Standard"><text:a xlink:type="simple" xlink:href="https://arxiv.org/pdf/1301.7095.pdf" text:style-name="Internet_20_link" text:visited-style-name="Visited_20_Internet_20_Link"><text:span text:style-name="Internet_20_link"><text:span text:style-name="T1">https://arxiv.org/pdf/1301.7095.pdf</text:span></text:span></text:a></text:p>
      <text:p text:style-name="P1"/>
      <text:p text:style-name="Standard"><text:a xlink:type="simple" xlink:href="https://arxiv.org/pdf/astro-ph/9906097.pdf" text:style-name="Internet_20_link" text:visited-style-name="Visited_20_Internet_20_Link"><text:span text:style-name="Internet_20_link"><text:span text:style-name="T1">https://arxiv.org/pdf/astro-ph/9906097.pdf</text:span></text:span></text:a></text:p>
      <text:p text:style-name="P1"><text:span text:style-name="Internet_20_link"><text:span text:style-name="T1"/></text:span></text:p>
      <text:p text:style-name="P1"><text:span text:style-name="Internet_20_link"><text:span text:style-name="T1"/></text:span></text:p>
      <text:p text:style-name="Standard">Galaxy and mass assembly (GAMA): the inferred mass–metallicity relation from z = 0 to 3.5 via forensic SED fitting</text:p>
      <text:p text:style-name="P1"/>
      <text:p text:style-name="Standard"><text:span text:style-name="T1">Photometry:</text:span></text:p>
      <text:p text:style-name="Standard"><text:a xlink:type="simple" xlink:href="http://astro.vaporia.com/start/photometry.html" text:style-name="Internet_20_link" text:visited-style-name="Visited_20_Internet_20_Link"><text:span text:style-name="Internet_20_link"><text:span text:style-name="T1">http://astro.vaporia.com/start/photometry.html</text:span></text:span></text:a><text:span text:style-name="Internet_20_link"><text:span text:style-name="T1"> </text:span></text:span>()</text:p>
      <text:p text:style-name="P1"><text:span text:style-name="Internet_20_link"><text:span text:style-name="T1"/></text:span></text:p>
      <text:p text:style-name="Standard"><text:a xlink:type="simple" xlink:href="https://iopscience.iop.org/article/10.1086/375528/meta" text:style-name="Internet_20_link" text:visited-style-name="Visited_20_Internet_20_Link"><text:span text:style-name="Internet_20_link"><text:span text:style-name="T1">https://iopscience.iop.org/article/10.1086/375528/meta</text:span></text:span></text:a><text:span text:style-name="Internet_20_link"><text:span text:style-name="T1"> </text:span></text:span>(“present bivariate distributions of pairs of seven galaxy properties: four optical colors, surface brightness, radial profile shape as measured by the Sersic index, and absolute magnitude.”)</text:p>
      <text:p text:style-name="P1"><text:span text:style-name="Internet_20_link"><text:span text:style-name="T1"/></text:span></text:p>
      <text:p text:style-name="Standard"><text:a xlink:type="simple" xlink:href="https://www.aanda.org/articles/aa/abs/2004/48/aa0894/aa0894.html" text:style-name="Internet_20_link" text:visited-style-name="Visited_20_Internet_20_Link"><text:span text:style-name="Internet_20_link"><text:span text:style-name="T1">https://www.aanda.org/articles/aa/abs/2004/48/aa0894/aa0894.html</text:span></text:span></text:a><text:span text:style-name="T1"> (Star Formation minor mergers)</text:span></text:p>
      <text:p text:style-name="Standard"><text:a xlink:type="simple" xlink:href="https://iopscience.iop.org/article/10.3847/1538-4357/aa5ffe/meta" text:style-name="Internet_20_link" text:visited-style-name="Visited_20_Internet_20_Link"><text:span text:style-name="Internet_20_link"><text:span text:style-name="T1">https://iopscience.iop.org/article/10.3847/1538-4357/aa5ffe/meta</text:span></text:span></text:a><text:span text:style-name="T1"> (</text:span>Prospector-α model accuracy for galaxy parameters in local universe<text:span text:style-name="T1">)</text:span></text:p>
      <text:p text:style-name="Standard"><text:a xlink:type="simple" xlink:href="https://iopscience.iop.org/article/10.3847/1538-4365/abef67/meta" text:style-name="Internet_20_link" text:visited-style-name="Visited_20_Internet_20_Link"><text:span text:style-name="Internet_20_link"><text:span text:style-name="T1">https://iopscience.iop.org/article/10.3847/1538-4365/abef67/meta</text:span></text:span></text:a><text:span text:style-name="T1"> (</text:span>Stellar Population Inference with Prospector<text:span text:style-name="T1">)</text:span></text:p>
      <text:p text:style-name="P1"/>
      <text:p text:style-name="Standard"><text:span text:style-name="T1">Radial Profile (Morphology) Sersic</text:span></text:p>
      <text:p text:style-name="Standard"><text:soft-page-break/><text:a xlink:type="simple" xlink:href="https://ned.ipac.caltech.edu/level5/March12/Gadotti/Gadotti4.html" text:style-name="Internet_20_link" text:visited-style-name="Visited_20_Internet_20_Link"><text:span text:style-name="Internet_20_link"><text:span text:style-name="T1">https://ned.ipac.caltech.edu/level5/March12/Gadotti/Gadotti4.html</text:span></text:span></text:a><text:span text:style-name="T1"><text:line-break/></text:span></text:p>
      <text:p text:style-name="Standard"><text:span text:style-name="T1">Measure morphology, bulged compare to model</text:span></text:p>
      <text:p text:style-name="Standard"><text:a xlink:type="simple" xlink:href="http://spiff.rit.edu/classes/phys443/lectures/gal_1/petro/petro.html" text:style-name="Internet_20_link" text:visited-style-name="Visited_20_Internet_20_Link"><text:span text:style-name="Internet_20_link"><text:span text:style-name="T1">http://spiff.rit.edu/classes/phys443/lectures/gal_1/petro/petro.html</text:span></text:span></text:a></text:p>
      <text:p text:style-name="Standard"><text:a xlink:type="simple" xlink:href="https://iopscience.iop.org/article/10.1086/444554/meta" text:style-name="Internet_20_link" text:visited-style-name="Visited_20_Internet_20_Link"><text:span text:style-name="Internet_20_link"><text:span text:style-name="T1">https://iopscience.iop.org/article/10.1086/444554/meta</text:span></text:span></text:a><text:span text:style-name="Internet_20_link"><text:span text:style-name="T1"> </text:span></text:span>(examine the radial profiles of galaxies in clusters as a function of cluster richness)</text:p>
      <text:p text:style-name="P1"/>
      <text:p text:style-name="Standard"><text:span text:style-name="T1">Morphology</text:span></text:p>
      <text:p text:style-name="Standard"><text:a xlink:type="simple" xlink:href="https://iopscience.iop.org/article/10.1086/529432/pdf" text:style-name="Internet_20_link" text:visited-style-name="Visited_20_Internet_20_Link"><text:span text:style-name="Internet_20_link"><text:span text:style-name="T1">https://iopscience.iop.org/article/10.1086/529432/pdf</text:span></text:span></text:a></text:p>
      <text:p text:style-name="Standard"><text:a xlink:type="simple" xlink:href="https://ned.ipac.caltech.edu/level5/Sept11/Buta/frames.html" text:style-name="Internet_20_link" text:visited-style-name="Visited_20_Internet_20_Link"><text:span text:style-name="Internet_20_link"><text:span text:style-name="T1">https://ned.ipac.caltech.edu/level5/Sept11/Buta/frames.html</text:span></text:span></text:a></text:p>
      <text:p text:style-name="P1"/>
      <text:p text:style-name="Standard">Inclination- and dust-corrected galaxy parameters: Bulge-to-disc ratios and size-luminosity relations</text:p>
      <text:p text:style-name="Standard"><text:a xlink:type="simple" xlink:href="https://arxiv.org/pdf/0805.3565.pdf" text:style-name="Internet_20_link" text:visited-style-name="Visited_20_Internet_20_Link"><text:span text:style-name="Internet_20_link"><text:span text:style-name="T1">https://arxiv.org/pdf/0805.3565.pdf</text:span></text:span></text:a></text:p>
      <text:p text:style-name="P1"/>
      <text:p text:style-name="Standard"><text:span text:style-name="T1">Bulges &amp; pseudobulges</text:span></text:p>
      <text:p text:style-name="Standard"><text:a xlink:type="simple" xlink:href="https://astrobites.org/2011/04/04/all-about-bulges-and-consequences-for-galaxy-evolution/" text:style-name="Internet_20_link" text:visited-style-name="Visited_20_Internet_20_Link"><text:span text:style-name="Internet_20_link"><text:span text:style-name="T1">https://astrobites.org/2011/04/04/all-about-bulges-and-consequences-for-galaxy-evolution/</text:span></text:span></text:a></text:p>
      <text:p text:style-name="P1"/>
      <text:p text:style-name="Standard"><text:span text:style-name="T1">Bars</text:span></text:p>
      <text:p text:style-name="Standard"><text:a xlink:type="simple" xlink:href="https://arxiv.org/pdf/0805.4206.pdf" text:style-name="Internet_20_link" text:visited-style-name="Visited_20_Internet_20_Link"><text:span text:style-name="Internet_20_link"><text:span text:style-name="T1">https://arxiv.org/pdf/0805.4206.pdf</text:span></text:span></text:a></text:p>
      <text:p text:style-name="P1"/>
      <text:p text:style-name="Standard"><text:span text:style-name="T1">Isophotes(Measure morphology of galaxy)</text:span></text:p>
      <text:p text:style-name="Standard"><text:a xlink:type="simple" xlink:href="https://academic.oup.com/mnras/article/370/3/1339/1156586" text:style-name="Internet_20_link" text:visited-style-name="Visited_20_Internet_20_Link"><text:span text:style-name="Internet_20_link"><text:span text:style-name="T1">https://academic.oup.com/mnras/article/370/3/1339/1156586</text:span></text:span></text:a><text:span text:style-name="T1"><text:line-break/></text:span></text:p>
      <text:p text:style-name="P1"/>
      <text:p text:style-name="Standard"><text:span text:style-name="T1">Set of scientific questions I want to study.</text:span></text:p>
      <text:p text:style-name="Standard"><text:span text:style-name="T1">Relevant papers on data needed and methods to answer those questions. </text:span></text:p>
      <text:p text:style-name="P1"/>
      <text:p text:style-name="Standard"><text:span text:style-name="T1">Anything smaller than 5 arcmin is hard to resolve.</text:span></text:p>
      <text:p text:style-name="Standard"><text:span text:style-name="T1">Merging galaxies are small.</text:span></text:p>
      <text:p text:style-name="P1"><text:soft-page-break/></text:p>
      <text:p text:style-name="Standard"><text:span text:style-name="T1">Combine (isophote, SED and radial profile) can use to classify galaxies for images with multiple galaxies.</text:span></text:p>
      <text:p text:style-name="Standard"><text:span text:style-name="T1">Field with multiple observable galaxies.</text:span></text:p>
      <text:p text:style-name="P2"/>
      <text:p text:style-name="Standard"><text:span text:style-name="T1">Look in abstract and discussion for why theyre doing what they do?</text:span></text:p>
      <text:p text:style-name="P1"/>
      <text:p text:style-name="Standard"><text:span text:style-name="T1">Why am I doing theses measurements</text:span></text:p>
      <text:p text:style-name="P1"/>
      <text:p text:style-name="Standard"><text:span text:style-name="T1">Mass–Metallicity Relation and Fundamental Metallicity Relation of Metal-poor Star-forming Galaxies at 0.6 &lt; Z &lt; 0.9 from the eBOSS Survey</text:span></text:p>
      <text:p text:style-name="P1"/>
      <text:p text:style-name="Standard"><text:span text:style-name="T1">AN OPTICAL STUDY OF A SAMPLE OF SPIRAL GALAXIES</text:span></text:p>
      <text:p text:style-name="P1"/>
      <text:p text:style-name="Standard">GEMS: GALAXY EVOLUTION FROM MORPHOLOGIES AND SEDS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IE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Healy</meta:initial-creator>
    <meta:editing-cycles>39</meta:editing-cycles>
    <meta:creation-date>2023-10-03T15:14:00</meta:creation-date>
    <dc:date>2024-01-17T16:54:51.755036086</dc:date>
    <meta:editing-duration>P1DT9H16M30S</meta:editing-duration>
    <meta:generator>LibreOffice/7.3.7.2$Linux_X86_64 LibreOffice_project/30$Build-2</meta:generator>
    <meta:document-statistic meta:table-count="0" meta:image-count="0" meta:object-count="0" meta:page-count="4" meta:paragraph-count="59" meta:word-count="414" meta:character-count="3919" meta:non-whitespace-character-count="3558"/>
    <meta:user-defined meta:name="AppVersion">16.0000</meta:user-defined>
    <meta:template xlink:type="simple" xlink:actuate="onRequest" xlink:title="Normal.dotm" xlink:href=""/>
  </office:meta>
</office:document-meta>
</file>